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1.42mm"/>
    </style:style>
    <style:style style:name="co2" style:family="table-column">
      <style:table-column-properties fo:break-before="auto" style:column-width="60.15mm"/>
    </style:style>
    <style:style style:name="co3" style:family="table-column">
      <style:table-column-properties fo:break-before="auto" style:column-width="139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color="#008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font-name="Liberation Mono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color="#3465a4"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tored Procedures Involucrado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SP</text:p>
          </table:table-cell>
          <table:table-cell office:value-type="string" calcext:value-type="string">
            <text:p>Impacto</text:p>
          </table:table-cell>
          <table:table-cell office:value-type="string" calcext:value-type="string">
            <text:p>Proces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rizadoresxConceptoCMB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Catálogo de Concept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rizadoresxEmpleadoxConceptoCMB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Captura Rápida de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rizadoresxPerfilSolicitanteCMB</text:p>
          </table:table-cell>
          <table:table-cell table:style-name="ce4" office:value-type="string" calcext:value-type="string">
            <text:p>Doble SELECT y filtros</text:p>
          </table:table-cell>
          <table:table-cell office:value-type="string" calcext:value-type="string">
            <text:p>Empleados Solicitud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rizadoresxPerfilSolicitanteSel</text:p>
          </table:table-cell>
          <table:table-cell table:style-name="ce4" office:value-type="string" calcext:value-type="string">
            <text:p>Doble 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rizadoresxSolicitantexEmpleadoxConceptoCMB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rizaSolicitudEmpleado</text:p>
          </table:table-cell>
          <table:table-cell table:style-name="ce4" office:value-type="string" calcext:value-type="string">
            <text:p>Doble 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ConceptosCMB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Perfil de empleados, 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ConceptosPaisClienteCMB</text:p>
          </table:table-cell>
          <table:table-cell table:style-name="ce4" office:value-type="string" calcext:value-type="string">
            <text:p>SELECT</text:p>
          </table:table-cell>
          <table:table-cell office:value-type="string" calcext:value-type="string">
            <text:p>Perfil de emple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ConceptosxEmpleadoCMB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ConceptosxEmpleadoCMB2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ConceptosxEmpleadoSolicitanteCMB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ConceptosxEmpleadoxSolicitanteCMB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mpleadoPuestoSel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mpleadosPerfilAccesoCMB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mpleadosPerfilEmpleadosCMB</text:p>
          </table:table-cell>
          <table:table-cell table:style-name="ce4" office:value-type="string" calcext:value-type="string">
            <text:p>SELECT</text:p>
          </table:table-cell>
          <table:table-cell office:value-type="string" calcext:value-type="string">
            <text:p>Empleados Solicitud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mpleadosPerfilNivelAccesoSel</text:p>
          </table:table-cell>
          <table:table-cell/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mployeePerfilAccesoCMB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MisResponsabilidadesSel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Mis Responsabilidad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NotificacionesManualesSel</text:p>
          </table:table-cell>
          <table:table-cell table:style-name="ce4" office:value-type="string" calcext:value-type="string">
            <text:p>Multiples SELECT y filtros</text:p>
          </table:table-cell>
          <table:table-cell office:value-type="string" calcext:value-type="string">
            <text:p>Notificaciones por em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Acceso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AccesosCMB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AccesoSel</text:p>
          </table:table-cell>
          <table:table-cell table:style-name="Default"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AccesosSel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AccesosSi</text:p>
          </table:table-cell>
          <table:table-cell table:style-name="ce4" office:value-type="string" calcext:value-type="string">
            <text:p>SELECT</text:p>
          </table:table-cell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AccesosSi2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AccesosSu</text:p>
          </table:table-cell>
          <table:table-cell table:style-name="Default"/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CMB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<text:span text:style-name="T1">Perfil Empleados Accesos</text:span>, Captura de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Sel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Perfil Empleados, Captura de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Si</text:p>
          </table:table-cell>
          <table:table-cell table:style-name="ce4" office:value-type="string" calcext:value-type="string">
            <text:p>SELECT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EmpleadosSu</text:p>
          </table:table-cell>
          <table:table-cell table:style-name="ce4" office:value-type="string" calcext:value-type="string">
            <text:p>SELECT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PerfilTipoAccesoSel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RelUserRoleSel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Menús de Acces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ResponsabilidadesSel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Responsable autoriz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SolicitudEmpleadosDetalleMasivoSi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Captura Rápida de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argaArchivoSolicitud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Descarga de Archivo People Sof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leadosxPerfil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leadosxSolicitante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velesAutorizacionxEmpleadoxConcepto</text:p>
          </table:table-cell>
          <table:table-cell table:style-name="ce4" office:value-type="string" calcext:value-type="string">
            <text:p>Filtro de información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cesaSolicitudEmpleados</text:p>
          </table:table-cell>
          <table:table-cell table:style-name="ce4" office:value-type="string" calcext:value-type="string">
            <text:p>SELECT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icitudEmpleadosxPerfilCMB</text:p>
          </table:table-cell>
          <table:table-cell/>
          <table:table-cell table:style-name="ce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icitudEmpleadosxPerfilSel</text:p>
          </table:table-cell>
          <table:table-cell table:style-name="ce4" office:value-type="string" calcext:value-type="string">
            <text:p>Select y filtros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Acción" table:style-name="ta1">
        <table:table-column table:style-name="co4" table:number-columns-repeated="1024" table:default-cell-style-name="ce7"/>
        <table:table-row table:style-name="ro2">
          <table:table-cell table:style-name="ce6" office:value-type="string" calcext:value-type="string">
            <text:p>Adecuaciones de SP’s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Se modifican los SP’s que se modifican para incluir nueva tabla de relación entre Perfil y Conceptos.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Se incluyen 42 SP’s que se modificarán y probaran en una BD de pruebas ASN4 contra una versión congelada ASN2.1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iempo estimado de desarrollo: <text:span text:style-name="T2">1 semana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ruebas de aplicació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s pruebas se dividen en dos part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Pruebas de la aplicación con los datos actuales (relación de perfil con un solo concepto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8" office:value-type="string" calcext:value-type="string">
            <text:p>Tiempo estimado de desarrollo: <text:span text:style-name="T2">1 semana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Pruebas de la aplicación con los nuevos escenarios (relación de perfil con múltiples conceptos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8" office:value-type="string" calcext:value-type="string">
            <text:p>Tiempo estimado de desarrollo:<text:span text:style-name="T2"> 1.5 semanas</text:span>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En esta sección se trasladarán los cambios de la BD ASN4 al ambiente de desarrollo y de pruebas.</text:p>
            <text:p>Allí se realizaran las pruebas y ajustes correspondient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mpo total estimado: <text:span text:style-name="T2">3.5 semanas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Notas:</text:span> Los ambientes actuales de desarrollo y de pruebas tanto en la aplicación, como en la BD, se mantienen independientes</text:p>
            <text:p>para que las pruebas actuales no se vean detenidas en esta etapa.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9:39:47.549000000</meta:creation-date>
    <dc:date>2019-09-18T16:51:58.123000000</dc:date>
    <meta:editing-duration>PT49M32S</meta:editing-duration>
    <meta:editing-cycles>9</meta:editing-cycles>
    <meta:generator>Neat_Office/6.1.3.2$Windows_x86 LibreOffice_project/</meta:generator>
    <meta:document-statistic meta:table-count="2" meta:cell-count="131" meta:object-count="0"/>
  </office:meta>
</office:document-meta>
</file>